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Dans l'article précédent, nous avons vu les éléments historiques qui ont amené l'univers de Star Citizen là <text:s/>où il en est. Tout cela semble très cohérent et donne une bonne profondeur à l'univers.</text:span></text:p>
      <text:p text:style-name="Text_20_body"><text:span text:style-name="Strong_20_Emphasis">Intéressons-nous maintenant à l'histoire actuelle. La politique régit notre vie quotidienne. Il est de même dans Star Citizen. </text:span></text:p>
      <text:p text:style-name="Text_20_body">Au commencement, l’UPT était enlisée dans la bureaucratie et c’est en profitant du dégoût qu’elle inspirait à la population qu’Ivar Messer parvint à se hisser au pouvoir. Au cours de l’Ere Messer, l’UEE prit la direction opposée et devint le stéréotype du gouvernement fasciste sans pitié qui s’emparait aussi bien des territoires que du pouvoir et de la puissance.</text:p>
      <text:p text:style-name="Text_20_body">Suite à l’effondrement de l’Ere Messer, l’UEE fit machine arrière et suivit finalement une voie intermédiaire. Le gouvernement chercha à tout prix à faire amende honorable pour les horreurs qu’il avait commises pendant des siècles. Actuellement, l’UEE est un mélange de tout. Il y a des bonnes personnes qui font de bonnes choses, de mauvaises personnes qui font de mauvaises choses et toutes les combinaisons possibles entre les deux. Il y a des politiciens expérimentés, des bienfaiteurs idéalistes, des escrocs et des militants.</text:p>
      <text:p text:style-name="Text_20_body">Son comportement (de l’Arche au Monde Synthétique) vient en grande partie de ce besoin. Il essaye (trop diront certains) de se montrer progressiste et plus du tout malfaisant. Sérieusement, nous sommes vraiment désolés pour tout ça et nous sommes devenus meilleurs, faites-nous confiance. Blague à part, l’UEE n’est pas dénué de sincérité par rapport à ce sentiment. Il en fait peut-être juste un peu trop.</text:p>
      <text:p text:style-name="Text_20_body">A cause de la pression économique sur l’UEE, la devise non officielle pour les opérations gouvernementales et militaires est devenue « faire plus avec moins », ce qui a créé un environnement propice au développement de la corruption.</text:p>
      <text:p text:style-name="Text_20_body">Il est également important de répéter que la diversité est une bonne chose. Il ne s’agit pas d’un simple gouvernent manichéen.</text:p>
      <text:p text:style-name="Text_20_body"><text:span text:style-name="Strong_20_Emphasis"> </text:span></text:p>
      <text:p text:style-name="Text_20_body"><text:span text:style-name="Strong_20_Emphasis">Le système suivant est en place depuis... (nous débutons l'histoire en 2942).</text:span></text:p>
      <text:p text:style-name="Text_20_body"><text:span text:style-name="Strong_20_Emphasis">L'imperator est coneillé par <text:s/>le Haut-Ministre et le Haut-Magistrat, et il a les pleins pouvoirs sur l'armée.</text:span></text:p>
      <text:p text:style-name="Text_20_body"><text:span text:style-name="Strong_20_Emphasis">L'Imperator est élu pour un mandat unique de 10 ans.</text:span></text:p>
      <text:p text:style-name="Text_20_body"><text:span text:style-name="Strong_20_Emphasis"/></text:p>
      <text:p text:style-name="Text_20_body"><text:span text:style-name="Strong_20_Emphasis"/></text:p>
      <text:p text:style-name="Text_20_body"><text:span text:style-name="Strong_20_Emphasis"><draw:a xlink:type="simple" xlink:href="http://www.starcitizen.fr/wp-content/uploads/2013/07/341771UEEPoliticalStructure3.jpg"><draw:frame draw:style-name="fr1" draw:name="images1" text:anchor-type="as-char" svg:width="12.771cm" svg:height="5.891cm" draw:z-index="0"><draw:image xlink:href="http://www.starcitizen.fr/wp-content/uploads/2013/07/341771UEEPoliticalStructure3.jpg" xlink:type="simple" xlink:show="embed" xlink:actuate="onLoad"/></draw:frame></draw:a></text:span></text:p>
      <text:p text:style-name="Text_20_body"/>
      <text:p text:style-name="Standard"><text:span text:style-name="Emphasis">PERSONNES A LA TÊTE DE L’ÉTAT ET LEURS RESPONSABILITÉS</text:span></text:p>
      <text:p text:style-name="Text_20_body"><text:soft-page-break/>Nous n’avons pas encore réellement étoffé les responsabilités quotidiennes des personnalités </text:p>
      <text:p text:style-name="Text_20_body"><text:span text:style-name="Strong_20_Emphasis">L’Imperator</text:span> : était à l’origine le dictateur ; après l’Ere Messer, l’UEE modifia la fonction de l’Imperator pour qu’il ressemble plus à un président (élu démocratiquement, mandat limité, plus raisonnable, etc.). Pour citer Ivar Messer, « tout vaisseau a besoin d’un capitaine. » Sa fonction est de prendre les décisions finales. Les projets de loi et la législation naissent au Sénat, remontent au Haut-Ministre, puis sont ensuite approuvés ou refusés par l’Imperator.</text:p>
      <text:p text:style-name="Text_20_body"><text:span text:style-name="Strong_20_Emphasis"/></text:p>
      <text:p text:style-name="Text_20_body"><text:span text:style-name="Strong_20_Emphasis">Le Haut-Ministre</text:span> : il est le chef exécutif de tous les réseaux dans l’espace de l’UEE – communications, transports, traitement des eaux usées, centrales électriques, agriculture, projets de loi/législation, etc. Toutes les questions concernant l’infrastructure de l’UEE sont débattues au sein du Congrès, puis transitent éventuellement par le Haut-Ministre avant de finir entre les mains de l’Imperator.</text:p>
      <text:p text:style-name="Text_20_body"><text:span text:style-name="Strong_20_Emphasis">Les sénateurs</text:span> : élus par les citoyens de leur planète respective et travaillent la plupart du temps hors du Congrès sur Terre (ils reviennent cependant pour passer du temps avec leurs électeurs, particulièrement à l’approche des élections). Les sénateurs ne créent pas directement de lois législatives ni ne nomment de fonctionnaires officiels locaux, mais leur influence et leur appui sont indéniables.</text:p>
      <text:h text:style-name="Heading_20_2" text:outline-level="2">ezzzzzzzeeeeeeeeeeeeeeeeeeeeeee</text:h>
      <text:h text:style-name="Heading_20_3" text:outline-level="3"><text:bookmark text:name="LA-VIE-SANS-LA-CITOYENNET1"/>LA VIE SANS LA CITOYENNETÉ</text:h>
      <text:p text:style-name="Text_20_body">Nombreux sont ceux qui pourraient considérer que la citoyenneté soit la seule voie pour bien vivre au sein de l’UEE. En réalité, cela dépend de vos priorités. Il y a des choses pour lesquelles la citoyenneté est indispensable (voir la liste ci-dessus). Mais si vous voulez vivre en marge de la loi, faire quelques extras ou explorer les profondeurs de l’espace au-delà de la bordure, il n’y a rien que la citoyenneté ne puisse réellement vous offrir.</text:p>
      <text:p text:style-name="Text_20_body"/>
      <text:p text:style-name="Text_20_body"><text:span text:style-name="Strong_20_Emphasis"/></text:p>
      <text:p text:style-name="Text_20_body"><text:span text:style-name="Strong_20_Emphasis">Le Haut-Magistrat</text:span> : similaire à un procureur général. Sa fonction est de faire respecter les lois, mais aussi de coordonner les efforts afin que les gouvernements locaux exécutent les dernières lois en vigueur sur l’ensemble du territoire de l’UEE.</text:p>
      <text:p text:style-name="Text_20_body"><text:span text:style-name="Emphasis"/></text:p>
      <text:p text:style-name="Text_20_body"><text:span text:style-name="Emphasis"/></text:p>
      <text:p text:style-name="Text_20_body"><text:span text:style-name="Emphasis">HAUT-COMMANDEMENT MILITAIRE</text:span></text:p>
      <text:p text:style-name="Text_20_body">Quand Messer consolida son pouvoir et transforma le titre de Premier Citoyen en Imperator, il fusionna également les pouvoirs du Haut-Général à ceux de l’Imperator (dans le but d’éviter qu’une faction du gouvernement ne retourne légalement les forces militaires contre lui). En conséquence, le Haut-Commandement de l’UEE fut créé, un comité de représentants issus des différentes branches militaires afin de faciliter l’exécution des ordres de l’Imperator.</text:p>
      <text:p text:style-name="Text_20_body">Voyez-les comme les chefs d’état-major, un regroupement des militaires de haut-rang qui organisent et informent l’Imperator des actions militaires.<text:line-break/></text:p>
      <text:p text:style-name="Text_20_body"><text:span text:style-name="Emphasis"/></text:p>
      <text:p text:style-name="Text_20_body"> </text:p>
      <text:h text:style-name="Heading_20_2" text:outline-level="2"><text:soft-page-break/></text:h>
      <text:p text:style-name="Text_20_body"> </text:p>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L’ADVOCACY</text:h>
      <text:p text:style-name="Text_20_body">Le Haut-Magistrat et les départements afférents veillent à l’application de la loi et gèrent les affaires légales de l’empire.</text:p>
      <text:p text:style-name="Text_20_body">Formée en 2523 lorsque que les Nations Unies de la Terre devinrent l’Union des Planètes Terriennes (UPT), le but de l’Advocacy fut d’être une force de police inter-systèmes sous les ordres du Haut-Magistrat. Au cours de la période fasciste de l’Ere Messer, l’Advocacy joua un rôle plus sombre et devint la police secrète de l’Imperator, son agence de renseignements et d’espionnage. L’étendue de leurs actions est toujours inconnue mais les représentants de l’Advocacy de l’époque furent impliqués dans l’assassinat de plusieurs personnalités, l’arrestation et la torture de civils rebelles ainsi que la propagande.</text:p>
      <text:p text:style-name="Text_20_body">Lors de la chute de l’Imperator, l’organisation retrouva son but original. Bien que la plupart des planètes étaient tenues de faire respecter l’ordre elles-mêmes, l’Advocacy s’occupa des crimes qui dépassaient le cadre d’une seule planète ou système, des fugitifs et même des extraditions hors juridictions de l’UEE (notamment les poursuites en territoire Banu ou Xi’An). Les agents de l’Advocacy sont en général craints parmi les criminels et les hors-la-loi. Ils sont bien entrainés, maitrisent aussi bien les techniques de filature que d’arrestation et sont autant des pilotes émérites que des enquêteurs rigoureux. La plupart des agents opèrent seuls mais des équipes peuvent être envoyées pour appréhender les cibles prioritaires ou lorsque la situation devient trop dangereuse. Le véritable danger des agents de l’Advocacy est ce qu’ils représentent. Un criminel peut tuer un flic, et peut-être même un agent s’il a de la chance… mais ils ne cesseront d’en envoyer d’autres jusqu’à l’avoir.</text:p>
      <text:p text:style-name="Text_20_body">Bien que l’Advocacy traque les fugitifs, il est de notoriété publique qu’ils sous-traitent régulièrement cette tâche à la Guilde des Chasseurs de Primes.</text:p>
      <text:p text:style-name="Text_20_body"> </text:p>
      <text:h text:style-name="Heading_20_2" text:outline-level="2"><text:bookmark text:name="LES-FORCES-ARMES"/><text:soft-page-break/>LES FORCES ARMÉES</text:h>
      <text:p text:style-name="Text_20_body">Techniquement, l’Imperator est toujours le Haut-Général (depuis l’ascension au pouvoir de Messer). Les forces armées sont réparties en trois branches : la Navy, l’Armée et les Marines.</text:p>
      <text:p text:style-name="Text_20_body"> </text:p>
      <text:h text:style-name="Heading_20_3" text:outline-level="3"><text:bookmark text:name="LARME"/>L’ARMÉE</text:h>
      <text:p text:style-name="Text_20_body">Si les membres de la Navy sont les anges gardiens et que les Marines sont les épées de la droiture, l’UEE Army est le mortier qui maintient ensemble la civilisation. L’Armée est une force ultra-mécanisée responsable des opérations militaires terrestres et qui surveille avec vigilance les espèces primitives des mondes en développement. Bien que ses forces soient moins nombreuses que celles de la Navy, l’UEE Army est la plus vieille branche militaire et a été fondée en 2380 lors de la création des Nations Unies de la Terre.</text:p>
      <text:p text:style-name="Text_20_body">La mission principale de l’armée est de « combattre et gagner les conflits de notre Empire en établissant une domination terrestre rapide et durable étendue à l’ensemble des opérations militaires et du conflit en soutien des commandants au front. »</text:p>
      <text:p text:style-name="Text_20_body">Bien que le public ait été séduit ces dernières décennies par les puissants porte-vaisseaux et les célèbres pilotes de la Navy, l’UEE Army a réussi à attirer brièvement l’attention des foules au cours de la première Guerre Tevarin où il y eu autant de combats sur les étendues meurtries des planètes que dans l’espace, en particulier la Bataille d’Idris IV qui devint le tournant majeur de la guerre, aussi bien d’un point de vue stratégique que pour le public grâce aux tactiques brillantes d’un jeune officier appelé Ivar Messer.</text:p>
      <text:p text:style-name="Text_20_body"> </text:p>
      <text:h text:style-name="Heading_20_3" text:outline-level="3"><text:bookmark text:name="LES-MARINES"/>LES MARINES</text:h>
      <text:p text:style-name="Text_20_body">Ce sont les premiers intervenants. Les troupes de choc. Le hurlement de leurs modules d’atterrissage (surnommés « clous ») à travers l’atmo est un son unique et terrifiant. Il n’y a pas de zone de combat assez dangereuse pour effrayer un marine endurci.</text:p>
      <text:p text:style-name="Text_20_body">Les Marines faisaient initialement partie de la structure de commandement de l’Armée. Ils ne furent pas officiellement séparés et n’eurent pas leur propre division avant la fin de la première Guerre Tevarin. L’UPT eu la sensation qu’ils avaient besoin d’une force d’opération spéciale regroupant les meilleurs éléments de l’Armée et de la Navy. Leur mission principale devint les assauts planétaires. Les unités des Marines sont entrainées pour ne devenir que des armes de guerre, rien de plus. Ils n’ont que faire des escortes diplomatiques ou des tours de garde, ils se contentent de réduire à néant toute opposition. Quand l’Imperator n’a pas besoin d’eux, les Marines restent cloîtrés dans leurs bases planétaires sur Corin (système Killian) et s’entrainent pour le prochain conflit qui nécessitera leurs services.</text:p>
      <text:p text:style-name="Text_20_body">Les candidats des Marines sont sélectionnés parmi l’ensemble des recrues de l’Armée et de la Navy. Les critères de sélection ne sont pas connus et encore moins cohérents. Certains avancent que cela est fait intentionnellement pour renforcer l’idée qu’on ne demande pas à être un Marine.</text:p>
      <text:p text:style-name="Text_20_body"> </text:p>
      <text:h text:style-name="Heading_20_3" text:outline-level="3"><text:bookmark text:name="LA-NAVY"/>LA NAVY</text:h>
      <text:p text:style-name="Text_20_body">C’est la branche la plus vaste et l’image publique des forces militaires de l’UEE. La Navy est responsable de l’acheminement des ressources militaires, de la surveillance des frontières et de la direction des opérations militaires à travers le territoire de l’UEE. Les membres de la Navy sont déployés pratiquement dans chacun des systèmes de l’empire. Lors des premiers jours de <text:soft-page-break/>l’expansion de l’humanité dans l’espace, la Navy faisait principalement office de force de police et patrouillait dans les systèmes à la recherche de vaisseaux détruits ou endommagés. Lors de la découverte des Banu, le gouvernement réalisa que la Navy devait être réadaptée en tant que force militaire. La flotte de la Navy commença alors à s’agrandir étant donné qu’elle était la représentation la plus évidente de la force militaire humaine.</text:p>
      <text:p text:style-name="Text_20_body">Grâce au flot ininterrompu d’histoires et de Vids de pilotes audacieux, les recrues se présentèrent en masse aux stations de la Navy pour s’engager. Même avant les évènements précurseurs de la Première Guerre Tevarin, le nombre d’engagés au sein de la Navy ne déclina presque pas. Au cours de l’Ere Messer, la Navy ainsi que les autres forces militaires de l’UEE se développèrent à une vitesse exponentielle et participèrent à la conquête effrénée de nouvelles planètes et de nouveaux systèmes d’après la volonté de l’Imperator.</text:p>
      <text:p text:style-name="Text_20_body">La structure de la Navy de l’UEE est formée autour d’escadrilles assignées à un porte-vaisseaux et à un nombre variable de vaisseaux de soutien. Un amiral est aux commandes du porte-vaisseaux et dirige les escadrilles tandis que les commandants d’escadres ont sous leurs ordres les différentes ailes de la flotte qui sont constamment en opération.</text:p>
      <text:p text:style-name="Text_20_body">Les recrues font leurs classes à l’ombre des vastes chantiers navals dans les académies et les camps d’entrainements sur MacArthur dans le système Killian.</text:p>
      <text:p text:style-name="Text_20_body"> </text:p>
      <text:h text:style-name="Heading_20_2" text:outline-level="2"><text:bookmark text:name="LE-POUVOIR-LGISLATIF"/>LE POUVOIR LÉGISLATIF</text:h>
      <text:p text:style-name="Text_20_body">En bref, le Haut-Ministre et le Sénat s’occupent de l’infrastructure. C’est là que se trouvent tous les ministères, les commissions, etc.</text:p>
      <text:p text:style-name="Text_20_body"><text:span text:style-name="Strong_20_Emphasis">LE SÉNAT</text:span> (son fonctionnement)</text:p>
      <text:p text:style-name="Text_20_body">Le Sénat est composé de sénateurs. Merci. L’idée est de nous. Passons…</text:p>
      <text:p text:style-name="Text_20_body">Il y a de nombreux systèmes sous contrôle de l’UEE. Chaque système est composé de plusieurs planètes ; certaines ont été terraformées en vue de leur colonisation ou pour leurs ressources alors que d’autres ne sont que des cailloux sans le moindre intérêt.</text:p>
      <text:p text:style-name="Text_20_body">Lorsqu’une planète atteint une certaine population ou parvient à un certain niveau d‘influence (si elle peut fournir un minerai unique et précieux par exemple), elle peut demander à être reconnue par le gouvernement (devenir comme un état). En cas de succès, la planète est autorisée à élire un citoyen pour qu’il devienne son représentant au Sénat sur Terre. Ce sénateur bénéficie d’un mandat de cinq ans et peut être réélu. Seules les planètes les plus grandes et influentes ont plusieurs sénateurs (la Terre en ayant le plus avec cinq).</text:p>
      <text:p text:style-name="Text_20_body"> </text:p>
      <text:h text:style-name="Heading_20_3" text:outline-level="3"/>
      <text:p text:style-name="Text_20_body"> </text:p>
      <text:p text:style-name="Standard"/>
      <text:p text:style-name="Text_20_body"><text:span text:style-name="Strong_20_Emphasis">GRADES MILITAIRES</text:span></text:p>
      <text:p text:style-name="Text_20_body">Pour plus de simplicité, nous avons calqué la hiérarchie militaire de l’UEE d’après celle de l’U.S. Navy :</text:p>
      <text:p text:style-name="Text_20_body"><text:span text:style-name="Strong_20_Emphasis">Officiers de la Navy (UEEN)</text:span></text:p>
      <text:p text:style-name="Text_20_body"><text:span text:style-name="Strong_20_Emphasis">UEE NAVY</text:span></text:p>
      <text:p text:style-name="Text_20_body">Haut-Commandeur Legatus Navium (traduit approximativement par « Légat de la Navy »)<text:line-break/><text:soft-page-break/>Grand-amiral / Grand marshal stellaire<text:line-break/>Amiral<text:line-break/>Vice-amiral<text:line-break/>Contre-amiral<text:line-break/>Capitaine de vaisseau<text:line-break/>Capitaine de frégate<text:line-break/>Capitaine de corvette<text:line-break/>Lieutenant<text:line-break/>Sous-lieutenant<text:line-break/>Aspirant<text:line-break/>Cadet<text:line-break/>Premier maître<text:line-break/>Maître<text:line-break/>Stellaire de première classe<text:line-break/>Stellaire</text:p>
      <text:p text:style-name="Text_20_body"> <text:line-break/><text:span text:style-name="Strong_20_Emphasis">UEE ARMY</text:span></text:p>
      <text:p text:style-name="Text_20_body">Haut-Commandeur Legatus Exercitus (traduit approximativement par « Légat de l’Armée »)<text:line-break/>Général<text:line-break/>Brigadier-général<text:line-break/>Colonel<text:line-break/>Lieutenant-colonel<text:line-break/>Major<text:line-break/>Capitaine<text:line-break/>Lieutenant<text:line-break/>Sous-lieutenant<text:line-break/>Aspirant<text:line-break/>Sergent-major<text:line-break/>Sergent<text:line-break/>Caporal<text:line-break/>Soldat</text:p>
      <text:p text:style-name="Text_20_body"> <text:line-break/><text:span text:style-name="Strong_20_Emphasis">UEE MARINES</text:span></text:p>
      <text:p text:style-name="Text_20_body">Haut-Commandeur Legatus Marinuum (traduit approximativement par « Légat des Marines »)<text:line-break/>Général<text:line-break/>Lieutenant-général<text:line-break/>Colonel<text:line-break/>Lieutenant-colonel<text:line-break/>Major<text:line-break/>Capitaine<text:line-break/>Lieutenant<text:line-break/>Sous-lieutenant<text:line-break/>Artilleur<text:line-break/>Sergent-major<text:line-break/>Sergent artilleur<text:line-break/>Caporal<text:line-break/>Caporal suppléant<text:line-break/>Fantassin</text:p>
      <text:p text:style-name="Text_20_body"/>
      <text:p text:style-name="Text_20_body"><text:span text:style-name="Emphasis">Notes à propos des grades</text:span> : les pilotes sont des sous-lieutenants ou d’un grade supérieur. Sous-<text:soft-page-break/>lieutenant à capitaine de vaisseau sont les grades les plus communs parmi les pilotes de chasse. Les porte-vaisseaux sont sous le commandement d’un amiral. Chaque escadre se compose d’un porte-vaisseaux, de plus petites escadrilles et de personnel de soutien. Certains porte-vaisseaux embarquent également des groupes spécialisés dans les assauts planétaires.</text:p>
      <text:p text:style-name="Text_20_body">Pour l’Armée et les Marines, nous n’avons pas encore établi la structure hiérarchique vu que nous nous concentrons sur l’expérience solo pour le moment et que vos personnages s’engageront dans la Navy. Si vous voulez créer un personnage pour votre fiction dans l’Armée ou les Marines, je vous recommanderais de vous référer à la structure hiérarchique actuelle.</text:p>
      <text:p text:style-name="Text_20_body"><text:span text:style-name="Emphasis">SÉNAT DE L’UEE/STRUCTURE POLITIQUE</text:span></text:p>
      <text:p text:style-name="Text_20_body">Nous avons fait quelques mises à jour concernant la structure politique. Il y a eu de vives réactions contre l’utilisation du mot « plébéien » ; nous nous sommes accordés et avons trouvé une alternative. Voici le graphique corrigé :</text:p>
      <text:p text:style-name="Text_20_body"><text:line-break/><text:span text:style-name="Strong_20_Emphasis"><text:span text:style-name="Emphasis">PERSONNES A LA TÊTE DE L’ÉTAT ET LEURS RESPONSABILITÉS</text:span></text:span></text:p>
      <text:p text:style-name="Text_20_body">Nous n’avons pas encore réellement étoffé les responsabilités quotidiennes des personnalités </text:p>
      <text:p text:style-name="Text_20_body"><text:span text:style-name="Strong_20_Emphasis">L’Imperator</text:span> : était à l’origine le dictateur ; après l’Ere Messer, l’UEE modifia la fonction de l’Imperator pour qu’il ressemble plus à un président (élu démocratiquement, mandat limité, plus raisonnable, etc.). Pour citer Ivar Messer, « tout vaisseau a besoin d’un capitaine. » Sa fonction est de prendre les décisions finales. Les projets de loi et la législation naissent au Sénat, remontent au Haut-Ministre, puis sont ensuite approuvés ou refusés par l’Imperator.</text:p>
      <text:p text:style-name="Text_20_body"><text:span text:style-name="Strong_20_Emphasis">Le Haut-Ministre</text:span> : il est le chef exécutif de tous les réseaux dans l’espace de l’UEE – communications, transports, traitement des eaux usées, centrales électriques, agriculture, projets de loi/législation, etc. Toutes les questions concernant l’infrastructure de l’UEE sont débattues au sein du Congrès, puis transitent éventuellement par le Haut-Ministre avant de finir entre les mains de l’Imperator.</text:p>
      <text:p text:style-name="Text_20_body"><text:span text:style-name="Strong_20_Emphasis">Le Haut-Magistrat</text:span> : similaire à un procureur général. Sa fonction est de faire respecter les lois, mais aussi de coordonner les efforts afin que les gouvernements locaux exécutent les dernières lois en vigueur sur l’ensemble du territoire de l’UEE.</text:p>
      <text:p text:style-name="Text_20_body"><text:span text:style-name="Strong_20_Emphasis">Les sénateurs</text:span> : élus par les citoyens de leur planète respective et travaillent la plupart du temps hors du Congrès sur Terre (ils reviennent cependant pour passer du temps avec leurs électeurs, particulièrement à l’approche des élections). Les sénateurs ne créent pas directement de lois législatives ni ne nomment de fonctionnaires officiels locaux, mais leur influence et leur appui sont indéniables.</text:p>
      <text:p text:style-name="Text_20_body"><text:span text:style-name="Emphasis">PARTIS POLITIQUES</text:span></text:p>
      <text:p text:style-name="Text_20_body">Étant donné l’immensité de l’UEE, il existe des dizaines, voire des centaines de partis politique mais trois dominent le paysage politique.</text:p>
      <text:p text:style-name="Text_20_body"><text:span text:style-name="Strong_20_Emphasis">Universel</text:span> – Idéologie focalisée sur l’institution. Le gouvernement et les systèmes guident l’humanité. Vu par beaucoup comme une idéologie aristocratique et basée sur la richesse.</text:p>
      <text:p text:style-name="Text_20_body"><text:span text:style-name="Strong_20_Emphasis">Centriste</text:span> – Idéologie traditionnelle, même quelque peu libertaire. Ils veulent soutenir et maintenir le statu quo, exceller à travers les valeurs de l’humanité. Rappelez-vous du passé, soyez fier d’où vous venez, etc. Pas besoin de préciser qu’ils veulent que la Terre reste la capitale.</text:p>
      <text:p text:style-name="Text_20_body"><text:span text:style-name="Strong_20_Emphasis">Transitionaliste (Transits)</text:span> – « Parti populaire » relativement récent formé autour d’une idéologie progressiste. La plupart de leurs discours visent « le futur. » Ils supportent évidemment Terra comme le centre de l’UEE.</text:p>
      <text:p text:style-name="Text_20_body"><text:span text:style-name="Emphasis">HAUT-COMMANDEMENT MILITAIRE</text:span></text:p>
      <text:p text:style-name="Text_20_body"><text:soft-page-break/>Quand Messer consolida son pouvoir et transforma le titre de Premier Citoyen en Imperator, il fusionna également les pouvoirs du Haut-Général à ceux de l’Imperator (dans le but d’éviter qu’une faction du gouvernement ne retourne légalement les forces militaires contre lui). En conséquence, le Haut-Commandement de l’UEE fut créé, un comité de représentants issus des différentes branches militaires afin de faciliter l’exécution des ordres de l’Imperator.</text:p>
      <text:p text:style-name="Text_20_body">Voyez-les comme les chefs d’état-major, un regroupement des militaires de haut-rang qui organisent et informent l’Imperator des actions militaires.</text:p>
      <text:p text:style-name="Text_20_body"> </text:p>
      <text:h text:style-name="Heading_20_2" text:outline-level="2"><text:bookmark text:name="CIVILS-ET-CITOYENS"/>CIVILS ET CITOYENS</text:h>
      <text:p text:style-name="Text_20_body">La plupart des gens sont des civils (ou « civs » selon le niveau de dérision employé). Ils sont le sel de la terre, les travailleurs et la masse. Tout le monde nait en tant que civil mais seuls ceux responsables socialement deviennent citoyens. Les civils sont tous considérés comme des résidents de l’UEE. A l’âge de 17 années terriennes standards, ils commencent à payer des taxes, peuvent devenir propriétaire et voter aux élections locales et législatives s’ils sont enregistrés à un système. Les citoyens sont des membres sélectionnés au sein de la société. C’est un statut basé sur le mérite. En somme, vous devez vous engager activement afin de favoriser les intérêts de l’UEE, que ce soit en accomplissant un service militaire exemplaire, en rendant service à la communauté ou encore en en faisant la demande (de loin le moyen le moins efficace). Il n’est pas aisé de devenir citoyen. Ce n’est pas censé l’être ; les puissants n’aiment pas partager leur pouvoir.</text:p>
      <text:p text:style-name="Text_20_body">Au sujet des avantages liés au fait d’être un citoyen, voici notre liste :</text:p>
      <text:list xml:id="list2768681320391463037" text:style-name="L1">
        <text:list-item>
          <text:p text:style-name="P2"><text:span text:style-name="Strong_20_Emphasis">Autorisé à posséder une corporation multi-systèmes</text:span> </text:p>
        </text:list-item>
        <text:list-item>
          <text:p text:style-name="P2"><text:span text:style-name="Strong_20_Emphasis">Peut se porter candidat pour une fonction officielle (à un niveau local ou plus important)</text:span> </text:p>
        </text:list-item>
        <text:list-item>
          <text:p text:style-name="P2"><text:span text:style-name="Strong_20_Emphasis">Voter pour les projets politiques de l’UEE (sénateurs, référendums, etc.) &amp; les élections locales/législatives</text:span> </text:p>
        </text:list-item>
        <text:list-item>
          <text:p text:style-name="P2"><text:span text:style-name="Strong_20_Emphasis">Travailler pour le gouvernement de l’UEE (comme l’Advocacy)</text:span> </text:p>
        </text:list-item>
        <text:list-item>
          <text:p text:style-name="P2"><text:span text:style-name="Strong_20_Emphasis">Plus de facilité pour obtenir une licence commerciale de l’UEE afin de vendre/acheter auprès des Xi’An ou des Banu</text:span> </text:p>
        </text:list-item>
        <text:list-item>
          <text:p text:style-name="P2"><text:span text:style-name="Strong_20_Emphasis">Les forces de police locales passeront plus facilement l’éponge sur les infractions mineures (avantage non officiel)</text:span> </text:p>
        </text:list-item>
        <text:list-item>
          <text:p text:style-name="P1"><text:span text:style-name="Strong_20_Emphasis">Ils sont soumis à un taux d’imposition légèrement moins élevé</text:span> </text:p>
        </text:list-item>
      </text:list>
      <text:p text:style-name="Text_20_body">Les criminels reconnus coupables et les cultures assimilées qui ont été vaincues au combat (comme les Tevarin) ne seront jamais autorisés à devenir des citoyens. Un comportement considéré à maintes reprises comme entrant en contradiction avec les buts et préceptes de l’UEE peut résulter à une révocation de votre citoyenneté.</text:p>
      <text:p text:style-name="Text_20_body"> </text:p>
      <text:h text:style-name="Heading_20_3" text:outline-level="3"><text:bookmark text:name="LA-VIE-SANS-LA-CITOYENNET"/>LA VIE SANS LA CITOYENNETÉ</text:h>
      <text:p text:style-name="Text_20_body">Nombreux sont ceux qui pourraient considérer que la citoyenneté soit la seule voie pour bien vivre au sein de l’UEE. En réalité, cela dépend de vos priorités. Il y a des choses pour lesquelles la citoyenneté est indispensable (voir la liste ci-dessus). Mais si vous voulez vivre en marge de la loi, faire quelques extras ou explorer les profondeurs de l’espace au-delà de la bordure, il n’y a rien que la citoyenneté ne puisse réellement vous offrir.</text:p>
      <text:p text:style-name="Text_20_body"> </text:p>
      <text:p text:style-name="Text_20_body"/>
      <text:p text:style-name="Text_20_body"><text:soft-page-break/></text:p>
      <text:p text:style-name="Text_20_body"><text:span text:style-name="Strong_20_Emphasis">Q –</text:span> Vous avez décrit l’Advocacy comme similaire au KGB/CIA de la guerre froide, sont-ils toujours la branche qui dirige les affaires secrètes et d’espionnage de l’UEE ?</text:p>
      <text:p text:style-name="Text_20_body"><text:span text:style-name="Strong_20_Emphasis">R –</text:span> Je pense que l’Advocacy traite des affaires de contre-espionnage alors que les militaires dirigent les missions d’espionnage/services secrets.<text:line-break/>De corocoro :</text:p>
      <text:p text:style-name="Text_20_body"> <text:line-break/><text:span text:style-name="Strong_20_Emphasis">Q –</text:span> Vous n’avez mentionné aucune forme de pouvoir judiciaire – la technologie a-t-elle rendu les procès obsolètes ou sont-ils dénués d’intérêt pour le jeu ? D’après l’histoire de Kid Crimson, il semblait que l’Advocacy jouait le rôle de juge et de bourreau et agissait en fonction de leurs découvertes sans être surveillés par un organisme de contrôle, mais comment sont gérées les petites affaires et celles à la limite de la loi ?</text:p>
      <text:p text:style-name="Text_20_body"><text:span text:style-name="Strong_20_Emphasis">R –</text:span> L’Advocacy fait office de tribunal. Il y a toujours des procédures à respecter (qui ont probablement été oubliées durant l’Ere Messer). Les agents de l’Advocacy sont autorisés à abattre des criminels sur le terrain en cas de légitime défense ou si des vies innocentes sont en jeu. L’existence « d’ordres d’exécution » a été longtemps reconnue non officiellement dans l’infrastructure de l’UEE. Bien que jamais confirmée, la rumeur veut que ces ordres sont seulement placés sur la tête des fugitifs les plus dangereux et violents.</text:p>
      <text:p text:style-name="Text_20_body">Cela fut mentionné dans plusieurs commentaires : l’Advocacy est comme le FBI. Ils ne s’occupent pas des petites affaires criminelles ; ils s’intéressent aux fugitifs et meurtriers inter-système reconnus. Toute autre affaire est prise en charge par les forces de police locale et les chasseurs de prime.</text:p>
      <text:p text:style-name="Text_20_body"/>
      <text:h text:style-name="Heading_20_2" text:outline-level="2"><text:bookmark text:name="LE-GOUVERNEMENT-LOCAL"/>LE GOUVERNEMENT LOCAL</text:h>
      <text:p text:style-name="Text_20_body">La vie au sein de l’UEE est un large éventail d’expériences. Imaginez la variété que nous rencontrons actuellement sur Terre (les différentes ethnies, cultures et croyances) puis multipliez ça par cent (plus les potentielles expansions futures !) et nous abordons alors seulement les possibilités du paysage social et politique du territoire de l’UEE.</text:p>
      <text:p text:style-name="Text_20_body">Les différentes ethnies que nous connaissons aujourd’hui ont fusionné ; il est maintenant question d’identité planétaire. Les différentes langues et l’origine des noms ont perduré mais sont souvent mélangés (« Ivan Suzuki »).</text:p>
      <text:p text:style-name="Text_20_body">Bon, nous avons déjà établi que les planètes doivent effectuer certaines démarches afin d’être incluses/représentées au Sénat. Afin que les choses restent claires, nous avons divisé les structures du gouvernement local en deux catégories : ce qui est représenté et ce qui ne l’est pas.<text:line-break/> </text:p>
      <text:h text:style-name="Heading_20_3" text:outline-level="3"><text:bookmark text:name="CE-QUI-EST-REPRSENT"/>CE QUI EST REPRÉSENTÉ</text:h>
      <text:p text:style-name="Text_20_body">Cette catégorie peut tout inclure, de Terra aux centres de population plus petits comme Magnus.</text:p>
      <text:h text:style-name="Heading_20_4" text:outline-level="4"><text:bookmark text:name="LE-CONSEIL-DU-GOUVERNEUR"/>LE CONSEIL DU GOUVERNEUR</text:h>
      <text:p text:style-name="Text_20_body">Ce que nous désignerions comme nations sont maintenant appelées états, chacun étant dirigé par un gouverneur. Des mondes peu peuplés peuvent avoir des conseils de deux gouverneurs tandis que ceux à forte densité peuvent en avoir des dizaines. Ces réunions du conseil sont organisées pour résoudre les litiges et créer des lois applicables à l’ensemble du monde suite au vote du conseil.</text:p>
      <text:h text:style-name="Heading_20_4" text:outline-level="4"><text:bookmark text:name="LE-GOUVERNEUR"/><text:soft-page-break/>LE GOUVERNEUR</text:h>
      <text:p text:style-name="Text_20_body">Le gouverneur est élu pour un mandat de six ans (mandats limités à deux) et peut être occupé par un citoyen ou même un civil (il s’agit du plus haut rang politique qu’un civil peut atteindre). Certains gouverneurs essayent de devenir sénateurs après la fin de leur mandat.</text:p>
      <text:p text:style-name="Text_20_body">En-dessous du gouverneur se trouvent cent représentants élus. Le nombre d’électeurs pour chaque représentant varie en fonction de la taille de la population d’un état mais il y en a toujours cent en exercice ; par exemple, un représentant sur Terra représente un million de personnes tandis qu’un représentant dans les états plus modestes de Davien n’en représente parfois pas plus d’un millier. Les représentants sont divisés et assignés à différents départements et commissions qui supervisent et régulent l’infrastructure.</text:p>
      <text:h text:style-name="Heading_20_4" text:outline-level="4"><text:bookmark text:name="LAPPLICATION-DE-LA-LOI"/>L’APPLICATION DE LA LOI</text:h>
      <text:p text:style-name="Text_20_body">Les forces de l’ordre sont réparties entre les forces de police locales et fédérales. La police locale est cantonnée à ses juridictions tandis que la police fédérale s’occupe des crimes qui dépassent le cadre d’un état et en réfère au conseil du gouverneur.</text:p>
      <text:p text:style-name="Text_20_body">En fonction de l’emplacement et du statut de la planète, ils peuvent faire appel aux forces militaires de l’UEE pour leur protection/intervention ou leur soutien en cas de catastrophe naturelle.</text:p>
      <text:p text:style-name="Text_20_body"> </text:p>
      <text:h text:style-name="Heading_20_3" text:outline-level="3"><text:bookmark text:name="CE-QUI-NEST-PAS-REPRSENT"/>CE QUI N’EST PAS REPRÉSENTÉ</text:h>
      <text:p text:style-name="Text_20_body">La vie à l’écart des centres urbains peut être difficile. Dès que les inspecteurs de l’UEE certifient qu’une planète est habitable, les premiers colons sont généralement les membres des équipes de terraformation. De petites corporations de terraformation attireront souvent les travailleurs en leur promettant des terres. Des experts commencent ensuite à apparaitre, à la recherche de tout ce qui pourrait potentiellement faire de cette planète un centre de population (des minéraux rares, jonction de plusieurs points de saut, etc). Il s’agit à chaque fois d’un pari sur l’avenir de ce monde et ils espèrent qu’ils se trouvent sur le sol de la prochaine Terra. Ces experts prendront possession du terrain au cours de leurs recherches ; s’ils ne trouvent rien d’intéressant, ils le revendront puis iront voir ailleurs. Entre temps, les pauvres auront commencé à débarquer sur la planète à la recherche de la moindre opportunité, d’une chance de recommencer à zéro. Leur arrivée est souvent payée à l’aide d’un engagement contractuel d’une nature ou d’une autre.</text:p>
      <text:p text:style-name="Text_20_body">Ces planètes sont également loin à l’écart de l’attention et de la protection des forces militaires de l’UEE. Bien que cela puisse être une proposition intéressante pour les commerçants qui veulent éviter les taxes fédérales, cela veut également dire que les pirates et les bandits peuvent frapper n’importe quand. Sans parler des éventuelles attaques Vanduul.</text:p>
      <text:p text:style-name="Text_20_body">Les gouvernements des confins s’organisent ville par ville et sont généralement dirigés par un gouverneur ou un maire (en fonction de la préférence locale). Il n’est pas rare de voir des villes se déclarer mutuellement la guerre.</text:p>
      <text:p text:style-name="Text_20_body">Ces colonies disposent en général d’une force de police ou d’une milice. Au mieux, un shérif ou un marshal y fera régner l’ordre. Au pire, les villageois se regrouperont pour se protéger en cas de danger.</text:p>
      <text:p text:style-name="Text_20_body">Voilà à quoi ressemble la vie le long de la Bordure dans le futur.</text:p>
      <text:p text:style-name="Text_20_body">Lorsque la population sur ces planètes non représentées commence à se développer, l’UEE envoie des conseillers politiques afin de guider les planètes dans la constitution de leur gouvernement planétaire, d’une façon similaire à la structure gouverneurs/représentants des mondes représentés. Lors des premières étapes du développement planétaire, il n’y a que très peu de différences entre les citoyens et les civils (tout le monde doit assumer sa part du travail). Au fur et à mesure que la <text:soft-page-break/>population augmente, cette distinction commence à entrer en jeu. Les civils et les citoyens votent pour élire des politiciens locaux.</text:p>
      <text:p text:style-name="Text_20_body">Le conseil du gouverneur soumet une demande de reconnaissance à l’UEE. Si elle est acceptée, seuls les citoyens pourront voter lors des élections sénatoriales.</text:p>
      <text:p text:style-name="Text_20_body"> </text:p>
      <text:h text:style-name="Heading_20_3" text:outline-level="3"><text:bookmark text:name="LOI-IMPRIALE-LOI-LOCALE"/>LOI IMPÉRIALE &amp; LOI LOCALE</text:h>
      <text:p text:style-name="Text_20_body">Comme elles font partie de l’UEE, même les plus petites colonies ont en théorie accès et sont assujetties à l’ensemble des lois de l’UEE. L’application de ces lois est délicate, en particulier dans le cas des petites colonies. En bref, elles ne les respectent pas jusqu’à ce que quelqu’un décide de les appliquer.</text:p>
      <text:p text:style-name="Text_20_body">Les gouvernements locaux ont l’autorisation d’établir leurs propres lois tant qu’elles ne rentrent pas en contradiction avec celles de l’UEE.</text:p>
      <text:p text:style-name="Standard"/>
      <text:p text:style-name="Text_20_body"><text:span text:style-name="Strong_20_Emphasis">Q –</text:span> Est-ce que les forces de l’ordre locales sont restreintes à une seule planète ? Je demande ça parce qu’il a été dit que l’Advocacy n’est impliquée que lorsqu’un criminel quitte un système pour en rejoindre un autre et que s’il reste sur la même planète, c’est aux autorités locales de s’en occuper.<text:line-break/>Qu’en est-il si un criminel quitte une planète pour en rejoindre une autre afin d’échapper aux autorités locales mais que la planète sur laquelle il va est située dans le même système solaire ? Si les autorités locales sont limitées à une planète, comment font-elles pour poursuivre les fugitifs dans leur propre système ?</text:p>
      <text:p text:style-name="Text_20_body"><text:span text:style-name="Strong_20_Emphasis">A –</text:span> Les forces de l’ordre locales sont restreintes à leur juridiction sur une seule planète mais étant donné que la technologie des communications au sein d’un même système fonctionne à la vitesse de la lumière, ils peuvent communiquer avec leurs homologues sur les autres mondes afin de signaler un numéro d’identification ou coordonner une chasse à l’homme.</text:p>
      <text:p text:style-name="Text_20_body">J’imagine que certains des systèmes les plus densément peuplés comme Terra peuvent disposer d’une force de police locale supplémentaire chargée d’opérer entre les planètes, leur juridiction étant alors l’ensemble du systè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4M53S</meta:editing-duration>
    <meta:editing-cycles>5</meta:editing-cycles>
    <meta:generator>OpenOffice/4.0.1$Win32 OpenOffice.org_project/401m5$Build-9714</meta:generator>
    <dc:date>2014-10-23T21:35:40.91</dc:date>
    <dc:creator>Gaëlle Morin</dc:creator>
    <meta:document-statistic meta:table-count="0" meta:image-count="1" meta:object-count="0" meta:page-count="11" meta:paragraph-count="137" meta:word-count="4547" meta:character-count="29142"/>
    <meta:user-defined meta:name="Info 1"/>
    <meta:user-defined meta:name="Info 2"/>
    <meta:user-defined meta:name="Info 3"/>
    <meta:user-defined meta:name="Info 4"/>
  </office:meta>
</office:document-meta>
</file>